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26pt" officeooo:rsid="00038f79" officeooo:paragraph-rsid="00038f79" style:font-size-asian="26pt" style:font-size-complex="26pt"/>
    </style:style>
    <style:style style:name="P2" style:family="paragraph" style:parent-style-name="Standard">
      <style:text-properties fo:font-size="26pt" officeooo:rsid="00085315" officeooo:paragraph-rsid="00085315" style:font-size-asian="26pt" style:font-size-complex="26pt"/>
    </style:style>
    <style:style style:name="P3" style:family="paragraph" style:parent-style-name="Standard">
      <style:text-properties fo:font-size="16pt" officeooo:rsid="00085315" officeooo:paragraph-rsid="00085315" style:font-size-asian="14pt" style:font-size-complex="16pt"/>
    </style:style>
    <style:style style:name="T1" style:family="text">
      <style:text-properties officeooo:rsid="0006ab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zwerke <text:s/><text:tab/><text:tab/><text:tab/><text:tab/><text:tab/><text:tab/><text:tab/> <text:s text:c="14"/><text:span text:style-name="T1">I.I</text:span></text:p>
      <text:p text:style-name="P1"/>
      <text:p text:style-name="P2">Was ist ein Netzwerkprotokoll?</text:p>
      <text:p text:style-name="P2"/>
      <text:p text:style-name="P3">1. Ein Netzwerkprotokoll ist ein einheitliches Kommunikationsprotokoll welches den Austausch von Paketen zwischen Endpunkten definiert.</text:p>
      <text:p text:style-name="P3">Alle möglichen Anfragen und Antworten sind durch eine semantik definiert.</text:p>
      <text:p text:style-name="P3"/>
      <text:p text:style-name="P3">→ OSI- Schicht 3/4</text:p>
      <text:p text:style-name="P3"/>
      <text:p text:style-name="P3">Beispiele für Protokolle:</text:p>
      <text:p text:style-name="P3"/>
      <text:p text:style-name="P3">TCP/IP:</text:p>
      <text:p text:style-name="P3"><text:a xlink:type="simple" xlink:href="https://de.wikipedia.org/wiki/Transmission_Control_Protocol/Internet_Protocol" text:style-name="Internet_20_link" text:visited-style-name="Visited_20_Internet_20_Link">https://de.wikipedia.org/wiki/Transmission_Control_Protocol/Internet_Protocol</text:a></text:p>
      <text:p text:style-name="P3"/>
      <text:p text:style-name="P3">SSH:</text:p>
      <text:p text:style-name="P3"><text:a xlink:type="simple" xlink:href="https://de.wikipedia.org/wiki/Secure_Shell" text:style-name="Internet_20_link" text:visited-style-name="Visited_20_Internet_20_Link">https://de.wikipedia.org/wiki/Secure_Shell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11:40:00.779432252</meta:creation-date>
    <dc:date>2021-11-08T12:53:48.356031723</dc:date>
    <meta:editing-duration>PT23M27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1" meta:paragraph-count="10" meta:word-count="42" meta:character-count="447" meta:non-whitespace-character-count="392"/>
  </office:meta>
</office:document-meta>
</file>